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dffc1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fill="solid" draw:fill-color="#99ccff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e6" draw:textarea-horizontal-align="center" draw:textarea-vertical-align="middle" draw:shadow-offset-x="0.305cm" draw:shadow-offset-y="0.3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13cm" svg:height="1.379cm" svg:x="2.122cm" svg:y="7.416cm">
          <text:p text:style-name="P1"><text:span text:style-name="T1">YANG Modules</text:span></text:p>
        </draw:rect>
        <draw:rect draw:style-name="gr1" draw:text-style-name="P2" draw:layer="layout" svg:width="3.175cm" svg:height="1.27cm" svg:x="10.689cm" svg:y="6.198cm">
          <text:p text:style-name="P1"><text:span text:style-name="T1">YANG</text:span><text:span text:style-name="T1"><text:line-break/></text:span><text:span text:style-name="T1">Database</text:span></text:p>
        </draw:rect>
        <draw:rect draw:style-name="gr2" draw:text-style-name="P3" draw:layer="layout" svg:width="2.54cm" svg:height="1.27cm" svg:x="6.931cm" svg:y="3.186cm">
          <text:p text:style-name="P1"><text:span text:style-name="T1">yangcli</text:span></text:p>
        </draw:rect>
        <draw:rect draw:style-name="gr2" draw:text-style-name="P3" draw:layer="layout" svg:width="2.54cm" svg:height="1.301cm" svg:x="12.912cm" svg:y="3.887cm">
          <text:p text:style-name="P1"><text:span text:style-name="T1">netconfd</text:span></text:p>
        </draw:rect>
        <draw:rect draw:style-name="gr2" draw:text-style-name="P3" draw:layer="layout" svg:width="2.54cm" svg:height="1.27cm" svg:x="6.85cm" svg:y="8.731cm">
          <text:p text:style-name="P1"><text:span text:style-name="T1">yangdiff</text:span></text:p>
        </draw:rect>
        <draw:rect draw:style-name="gr2" draw:text-style-name="P3" draw:layer="layout" svg:width="2.54cm" svg:height="1.27cm" svg:x="6.864cm" svg:y="6.556cm">
          <text:p text:style-name="P1"><text:span text:style-name="T1">yangdump</text:span></text:p>
        </draw:rect>
        <draw:rect draw:style-name="gr2" draw:text-style-name="P3" draw:layer="layout" svg:width="2.54cm" svg:height="1.27cm" svg:x="10.785cm" svg:y="8.769cm">
          <text:p text:style-name="P1"><text:span text:style-name="T1">YANG</text:span><text:span text:style-name="T1"><text:line-break/></text:span><text:span text:style-name="T1">Web Docs</text:span></text:p>
        </draw:rect>
        <draw:rect draw:style-name="gr1" draw:text-style-name="P2" draw:layer="layout" svg:width="3.13cm" svg:height="1.379cm" svg:x="2.009cm" svg:y="3.002cm">
          <text:p text:style-name="P1"><text:span text:style-name="T1">SMIv2 Modules</text:span></text:p>
        </draw:rect>
        <draw:rect draw:style-name="gr3" draw:text-style-name="P3" draw:layer="layout" svg:width="2.326cm" svg:height="1.074cm" svg:x="2.393cm" svg:y="5.339cm">
          <text:p text:style-name="P1"><text:span text:style-name="T1">smidump</text:span></text:p>
        </draw:rect>
        <draw:line draw:style-name="gr4" draw:text-style-name="P4" draw:layer="layout" svg:x1="3.558cm" svg:y1="4.453cm" svg:x2="3.558cm" svg:y2="5.29cm">
          <text:p text:style-name="P5"/>
        </draw:line>
        <draw:line draw:style-name="gr4" draw:text-style-name="P4" draw:layer="layout" svg:x1="3.482cm" svg:y1="6.471cm" svg:x2="3.482cm" svg:y2="7.308cm">
          <text:p text:style-name="P5"/>
        </draw:line>
        <draw:line draw:style-name="gr4" draw:text-style-name="P4" draw:layer="layout" svg:x1="5.366cm" svg:y1="7.897cm" svg:x2="6.774cm" svg:y2="7.212cm">
          <text:p text:style-name="P5"/>
        </draw:line>
        <draw:line draw:style-name="gr4" draw:text-style-name="P4" draw:layer="layout" svg:x1="5.385cm" svg:y1="8.183cm" svg:x2="6.641cm" svg:y2="9.058cm">
          <text:p text:style-name="P5"/>
        </draw:line>
        <draw:line draw:style-name="gr4" draw:text-style-name="P4" draw:layer="layout" svg:x1="9.471cm" svg:y1="7.053cm" svg:x2="10.606cm" svg:y2="7.053cm">
          <text:p text:style-name="P5"/>
        </draw:line>
        <draw:line draw:style-name="gr4" draw:text-style-name="P4" draw:layer="layout" svg:x1="9.512cm" svg:y1="9.444cm" svg:x2="10.525cm" svg:y2="9.444cm">
          <text:p text:style-name="P5"/>
        </draw:line>
        <draw:line draw:style-name="gr4" draw:text-style-name="P4" draw:layer="layout" svg:x1="12.958cm" svg:y1="6.114cm" svg:x2="13.457cm" svg:y2="5.323cm">
          <text:p text:style-name="P5"/>
        </draw:line>
        <draw:line draw:style-name="gr4" draw:text-style-name="P4" draw:layer="layout" svg:x1="11.228cm" svg:y1="6.066cm" svg:x2="9.581cm" svg:y2="5.458cm">
          <text:p text:style-name="P5"/>
        </draw:line>
        <draw:frame draw:style-name="gr5" draw:text-style-name="P6" draw:layer="layout" svg:width="7.779cm" svg:height="1.119cm" svg:x="5.268cm" svg:y="1cm">
          <draw:text-box>
            <text:p text:style-name="P5"><text:span text:style-name="T2">YangTools Roadmap</text:span></text:p>
          </draw:text-box>
        </draw:frame>
        <draw:rect draw:style-name="gr6" draw:text-style-name="P3" draw:layer="layout" svg:width="2.54cm" svg:height="1.27cm" svg:x="6.904cm" svg:y="4.875cm">
          <text:p text:style-name="P1"><text:span text:style-name="T1">yangui</text:span></text:p>
        </draw:rect>
        <draw:line draw:style-name="gr4" draw:text-style-name="P4" draw:layer="layout" svg:x1="12.053cm" svg:y1="7.539cm" svg:x2="12.052cm" svg:y2="8.62cm">
          <text:p text:style-name="P5"/>
        </draw:line>
        <draw:line draw:style-name="gr4" draw:text-style-name="P4" draw:layer="layout" svg:x1="9.445cm" svg:y1="7.512cm" svg:x2="10.579cm" svg:y2="8.836cm">
          <text:p text:style-name="P5"/>
        </draw:line>
        <draw:line draw:style-name="gr4" draw:text-style-name="P4" draw:layer="layout" svg:x1="11.957cm" svg:y1="6.12cm" svg:x2="9.688cm" svg:y2="4.012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33cm" fo:margin-bottom="0.533cm" fo:margin-left="0.533cm" fo:margin-right="0.533cm" fo:page-width="17.78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Andy</meta:initial-creator>
    <meta:creation-date>2008-07-18T20:08:14</meta:creation-date>
    <dc:creator>andy</dc:creator>
    <dc:date>2009-03-18T06:58:47</dc:date>
    <meta:editing-cycles>4</meta:editing-cycles>
    <meta:editing-duration>PT14M15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